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2917in" svg:y="0.4476in">
            <draw:object draw:notify-on-update-of-ranges="Sheet1.B2:Sheet1.B4 Sheet1.C2:Sheet1.C4 Sheet1.B6:Sheet1.B6 Sheet1.C6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0085" calcext:value-type="float">
            <text:p>0.000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104" calcext:value-type="float">
            <text:p>0.00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113" calcext:value-type="float">
            <text:p>0.0011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00072" calcext:value-type="float">
            <text:p>0.00072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3"/>
          <table:table-cell table:formula="of:=0.00113/0.00072" office:value-type="float" office:value="1.56944444444444" calcext:value-type="float">
            <text:p>1.5694444444444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formula="of:=0.44*1.57" office:value-type="float" office:value="0.6908" calcext:value-type="float">
            <text:p>0.6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9:06:30.517938702</meta:creation-date>
    <dc:date>2024-11-04T19:48:41.493537470</dc:date>
    <meta:editing-duration>PT22M48S</meta:editing-duration>
    <meta:editing-cycles>3</meta:editing-cycles>
    <meta:generator>LibreOffice/7.3.7.2$Linux_X86_64 LibreOffice_project/30$Build-2</meta:generator>
    <meta:document-statistic meta:table-count="1" meta:cell-count="10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1d41a" draw:fill-color="#81d41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:Sheet1.C4 Sheet1.C6:Sheet1.C6" svg:x="1.331cm" svg:y="0.18cm" svg:width="11.497cm" svg:height="7.659cm">
          <chart:coordinate-region svg:x="2.614cm" svg:y="0.38cm" svg:width="9.882cm" svg:height="6.812cm"/>
          <chart:axis chart:dimension="x" chart:name="primary-x" chart:style-name="ch4">
            <chart:title svg:x="6.942cm" svg:y="8.019cm" chart:style-name="ch5">
              <text:p>x</text:p>
            </chart:title>
          </chart:axis>
          <chart:axis chart:dimension="y" chart:name="primary-y" chart:style-name="ch6">
            <chart:title svg:x="0.451cm" svg:y="4.159cm" chart:style-name="ch7">
              <text:p>δ</text:p>
            </chart:title>
            <chart:grid chart:style-name="ch8" chart:class="major"/>
          </chart:axis>
          <chart:series chart:style-name="ch9" chart:values-cell-range-address="Sheet1.C2:Sheet1.C4" chart:class="chart:scatter">
            <chart:domain table:cell-range-address="Sheet1.B2:Sheet1.B4"/>
            <chart:data-point chart:repeated="3"/>
          </chart:series>
          <chart:series chart:style-name="ch10" chart:values-cell-range-address="Sheet1.C6:Sheet1.C6" chart:class="chart:scatter">
            <chart:domain table:cell-range-address="Sheet1.B6:Sheet1.B6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2:Sheet1.B4</svg:desc>
                </draw:g>
              </table:table-cell>
              <table:table-cell office:value-type="float" office:value="0.00085">
                <text:p>0.00085</text:p>
                <draw:g>
                  <svg:desc>Sheet1.C2:Sheet1.C4</svg:desc>
                </draw:g>
              </table:table-cell>
              <table:table-cell office:value-type="float" office:value="0.05">
                <text:p>0.05</text:p>
                <draw:g>
                  <svg:desc>Sheet1.B6:Sheet1.B6</svg:desc>
                </draw:g>
              </table:table-cell>
              <table:table-cell office:value-type="float" office:value="0.00072">
                <text:p>0.00072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104">
                <text:p>0.0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